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rsid="0048accc" officeooo:paragraph-rsid="0048accc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98fa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53ad75" officeooo:paragraph-rsid="0053ad75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margin-top="0cm" fo:margin-bottom="0cm" style:contextual-spacing="false"/>
      <style:text-properties style:font-name="Nimbus Sans L" style:text-underline-style="solid" style:text-underline-width="auto" style:text-underline-color="font-color" fo:font-weight="bold" officeooo:rsid="0048accc" officeooo:paragraph-rsid="0048accc" style:font-weight-asian="bold" style:font-weight-complex="bold"/>
    </style:style>
    <style:style style:name="P11" style:family="paragraph" style:parent-style-name="Heading_20_2">
      <style:paragraph-properties fo:margin-top="0cm" fo:margin-bottom="0cm" style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98fac" style:font-size-asian="16pt" style:font-weight-asian="bold" style:font-size-complex="16pt" style:font-weight-complex="bold"/>
    </style:style>
    <style:style style:name="P12" style:family="paragraph" style:parent-style-name="Title">
      <style:paragraph-properties fo:margin-top="0cm" fo:margin-bottom="0cm" style:contextual-spacing="false" fo:text-align="center" style:justify-single-word="false"/>
      <style:text-properties style:font-name="Nimbus Sans L" fo:font-size="16pt" fo:font-weight="bold" officeooo:rsid="004189dc" officeooo:paragraph-rsid="004f5da2" style:font-size-asian="16pt" style:font-weight-asian="bold" style:font-size-complex="16pt" style:font-weight-complex="bold"/>
    </style:style>
    <style:style style:name="P13" style:family="paragraph" style:parent-style-name="Title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6pt" fo:font-weight="bold" officeooo:rsid="004189dc" officeooo:paragraph-rsid="004f5da2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5d3be" officeooo:paragraph-rsid="004f5da2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f5da2" officeooo:paragraph-rsid="004f5da2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f5da2" officeooo:paragraph-rsid="00515613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515613" officeooo:paragraph-rsid="00515613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19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5d3be" officeooo:paragraph-rsid="0045d3be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4a86fc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/>
      <style:text-properties style:font-name="Nimbus Sans L" fo:font-size="12pt" officeooo:rsid="001f20ca" officeooo:paragraph-rsid="004a86fc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Nimbus Sans L" fo:font-size="12pt" officeooo:paragraph-rsid="005a99ea" style:font-size-asian="12pt" style:font-size-complex="12pt"/>
    </style:style>
    <style:style style:name="P23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fo:font-weight="normal" officeooo:rsid="0045d3be" officeooo:paragraph-rsid="0045d3be" style:font-size-asian="12pt" style:font-weight-asian="normal" style:font-size-complex="12pt" style:font-weight-complex="normal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officeooo:rsid="002e8f86"/>
    </style:style>
    <style:style style:name="T5" style:family="text">
      <style:text-properties officeooo:rsid="0048accc"/>
    </style:style>
    <style:style style:name="T6" style:family="text">
      <style:text-properties officeooo:rsid="00497051"/>
    </style:style>
    <style:style style:name="T7" style:family="text">
      <style:text-properties officeooo:rsid="00498fac"/>
    </style:style>
    <style:style style:name="T8" style:family="text">
      <style:text-properties style:text-position="0% 100%" fo:font-weight="bold" officeooo:rsid="00a65559" style:font-weight-asian="bold" style:font-weight-complex="bold"/>
    </style:style>
    <style:style style:name="T9" style:family="text">
      <style:text-properties style:text-position="0% 100%" fo:font-weight="normal" officeooo:rsid="00a65559" style:font-weight-asian="normal" style:font-weight-complex="normal"/>
    </style:style>
    <style:style style:name="T10" style:family="text">
      <style:text-properties officeooo:rsid="004f5da2"/>
    </style:style>
    <style:style style:name="T11" style:family="text">
      <style:text-properties officeooo:rsid="0051f069"/>
    </style:style>
    <style:style style:name="T1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53ad75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2pt" style:text-underline-style="none" officeooo:rsid="0053ad75" style:font-size-asian="12pt" style:font-size-complex="12pt"/>
    </style:style>
    <style:style style:name="T16" style:family="text">
      <style:text-properties fo:color="#000000" loext:opacity="100%" fo:font-weight="bold" officeooo:rsid="0050474a" style:font-name-asian="NimbusSanL-Regu" style:font-weight-asian="bold" style:font-name-complex="Arial1" style:font-weight-complex="bold"/>
    </style:style>
    <style:style style:name="T17" style:family="text">
      <style:text-properties fo:color="#000000" loext:opacity="100%" fo:font-weight="bold" officeooo:rsid="00522bd8" style:font-name-asian="NimbusSanL-Regu" style:font-weight-asian="bold" style:font-name-complex="Arial1" style:font-weight-complex="bold"/>
    </style:style>
    <style:style style:name="T18" style:family="text">
      <style:text-properties fo:color="#000000" loext:opacity="100%" fo:font-weight="normal" officeooo:rsid="0050474a" style:font-name-asian="NimbusSanL-Regu" style:font-weight-asian="normal" style:font-name-complex="Arial1" style:font-weight-complex="normal"/>
    </style:style>
    <style:style style:name="T19" style:family="text">
      <style:text-properties fo:color="#000000" loext:opacity="100%" fo:font-weight="normal" officeooo:rsid="00527b8f" style:font-name-asian="NimbusSanL-Regu" style:font-weight-asian="normal" style:font-name-complex="Arial1" style:font-weight-complex="normal"/>
    </style:style>
    <style:style style:name="T20" style:family="text">
      <style:text-properties fo:color="#000000" loext:opacity="100%" fo:font-weight="normal" officeooo:rsid="005a99ea" style:font-name-asian="NimbusSanL-Regu" style:font-weight-asian="normal" style:font-name-complex="Arial1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itle>Brindle Creek and Booyong Walk - Blue Cord Hike - V1.0</text:title><text:s/></text:p>
      <text:p text:style-name="P12">(<text:span text:style-name="T10">Antartic Beech to </text:span>Forest Tops to Sheep Station Creek)</text:p>
      <text:p text:style-name="P2">Phil Shepherd – <text:span text:style-name="T4">Aug 2018</text:span></text:p>
      <text:p text:style-name="P3"/>
      <text:p text:style-name="P20"><text:span text:style-name="T3">MAP:<text:tab/><text:tab/><text:tab/></text:span>Brays Creek 9541-3S<text:line-break/><text:span text:style-name="T8">Grid Ref Zone:<text:tab/></text:span><text:span text:style-name="T9">MGRS </text:span><text:span text:style-name="T2">56JNP.</text:span></text:p>
      <text:p text:style-name="P22"><text:span text:style-name="T16">Walking Gra</text:span><text:span text:style-name="T17">de</text:span><text:span text:style-name="T16">:</text:span><text:span text:style-name="T18"><text:tab/></text:span><text:span text:style-name="T20">3</text:span><text:span text:style-name="T18"> </text:span><text:span text:style-name="T19">(NPSW)</text:span></text:p>
      <text:p text:style-name="P20"/>
      <text:p text:style-name="P20"><text:a xlink:type="simple" xlink:href="https://www.nationalparks.nsw.gov.au/things-to-do/walking-tracks/brindle-creek-walking-track" text:style-name="Internet_20_link" text:visited-style-name="Visited_20_Internet_20_Link">https://www.nationalparks.nsw.gov.au/things-to-do/walking-tracks/brindle-creek-walking-track</text:a></text:p>
      <text:p text:style-name="P20"><text:a xlink:type="simple" xlink:href="https://www.nationalparks.nsw.gov.au/things-to-do/walking-tracks/booyong-walking-track" text:style-name="Internet_20_link" text:visited-style-name="Visited_20_Internet_20_Link">https://www.nationalparks.nsw.gov.au/things-to-do/walking-tracks/booyong-walking-track</text:a></text:p>
      <text:p text:style-name="P21"/>
      <text:p text:style-name="P11">Hike – <text:span text:style-name="T10">Day 1 -</text:span> <text:span text:style-name="T10">Antartic Beech to Forest Tops<text:line-break/></text:span><text:span text:style-name="T12">Approximately </text:span><text:span text:style-name="T15">8</text:span><text:span text:style-name="T14">km</text:span><text:span text:style-name="T12"> hike with </text:span><text:span text:style-name="T13">300</text:span><text:span text:style-name="T12">m </text:span><text:span text:style-name="T13">descent and 150m ascent</text:span></text:p>
      <text:p text:style-name="P9"/>
      <text:p text:style-name="P8">A popular, well marked walk, through rainforest.</text:p>
      <text:p text:style-name="P6"/>
      <text:list xml:id="list2965771144" text:style-name="L1">
        <text:list-item>
          <text:p text:style-name="P14"><text:span text:style-name="T7">Start</text:span> at <text:s/><text:span text:style-name="T10">Antartic Beech</text:span> (<text:span text:style-name="T10">0938 6138</text:span>)</text:p>
        </text:list-item>
        <text:list-item>
          <text:p text:style-name="P15">The track starts on the opposite of the road from the car park</text:p>
        </text:list-item>
        <text:list-item>
          <text:p text:style-name="P16">Follow the track heading east, then bending south, and then west, before crossing Brindle Creek at 0909 6049</text:p>
        </text:list-item>
        <text:list-item>
          <text:p text:style-name="P17">The path then continues to parallel Brindle Creek in a westerly direction.</text:p>
        </text:list-item>
        <text:list-item>
          <text:p text:style-name="P17">After about 3.5km the track ends in a junction with dirt road at 0673 6092.</text:p>
        </text:list-item>
        <text:list-item>
          <text:p text:style-name="P17">Head west and the south up the dirt track to a junction at 0648 6001</text:p>
        </text:list-item>
        <text:list-item>
          <text:p text:style-name="P17">Head south west along the dirt track about 300m to the Forest Tops campsite at 062<text:span text:style-name="T11">6</text:span> 5986</text:p>
        </text:list-item>
      </text:list>
      <text:p text:style-name="P7"/>
      <text:p text:style-name="P10">Hike – <text:span text:style-name="T11">Day 2 - </text:span>Forest Tops <text:span text:style-name="T11">t</text:span>o Sheepstation Creek campground</text:p>
      <text:p text:style-name="P4"/>
      <text:p text:style-name="P5">Approximately 8km hike with 600m descent.</text:p>
      <text:p text:style-name="P5"/>
      <text:p text:style-name="P5">A popular, well marked walk, through rainforest.<text:line-break/>Not hiked by the author so further details are required.</text:p>
      <text:list xml:id="list161614345579650" text:continue-numbering="true" text:style-name="L1">
        <text:list-item>
          <text:p text:style-name="P18">Start at Forest Top<text:span text:style-name="T5">s</text:span> Camp<text:span text:style-name="T5">ground </text:span>(0626 5986)</text:p>
        </text:list-item>
        <text:list-item>
          <text:p text:style-name="P19">There is an interesting loop track at 0230 5848, which will add 2km <text:span text:style-name="T6">and 100m ascent/descent </text:span>to the total hike.</text:p>
        </text:list-item>
        <text:list-item>
          <text:p text:style-name="P23">Finishes at Sheep Station Creek (0221 5710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Brindle Creek and Booyong Walk - Blue Cord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6:16:13.420349713</dc:date>
    <meta:editing-duration>PT3H12M35S</meta:editing-duration>
    <meta:editing-cycles>42</meta:editing-cycles>
    <dc:title>Brindle Creek and Booyong Walk - Blue Cord Hike - V1.0</dc:title>
    <meta:document-statistic meta:table-count="0" meta:image-count="0" meta:object-count="0" meta:page-count="1" meta:paragraph-count="23" meta:word-count="250" meta:character-count="1522" meta:non-whitespace-character-count="1297"/>
  </office:meta>
</office:document-meta>
</file>